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lda, wrath of Ras al Ghul</text:p>
      <text:p text:style-name="P1"/>
      <text:p text:style-name="P1">Meeting Agenda</text:p>
      <text:p text:style-name="P1"/>
      <text:p text:style-name="P1"/>
      <text:p text:style-name="Standard"><text:s text:c="2"/><text:tab/>Date: 2015-05-18</text:p>
      <text:p text:style-name="Standard"/>
      <text:p text:style-name="Standard"><text:s text:c="2"/><text:tab/>Facilitator: online chat</text:p>
      <text:p text:style-name="Standard"/>
      <text:p text:style-name="Standard"><text:s text:c="2"/><text:tab/>Participants: Philip Tibom, Anders Bolin, Hossien Hussain, Daniel Olsson</text:p>
      <text:p text:style-name="Standard"/>
      <text:list xml:id="list4388301380485463905" text:style-name="L1">
        <text:list-item>
          <text:p text:style-name="P2">Objectives (5 min). Resolve any issues preventing the team to continue.</text:p>
          <text:p text:style-name="P2"/>
        </text:list-item>
      </text:list>
      <text:p text:style-name="Standard"><text:tab/><text:tab/>Discussion of issues on merging. </text:p>
      <text:p text:style-name="Standard"/>
      <text:p text:style-name="Standard"><text:tab/>2. Reports (15 min) from previous meeting</text:p>
      <text:p text:style-name="Standard"/>
      <text:p text:style-name="Standard"><text:tab/><text:tab/>Anders Bolin, Philip Tibom, Hossian Hossien and Daniel Olsson</text:p>
      <text:p text:style-name="Standard"><text:tab/><text:tab/>and has worked branches and merging with master branch. Daniel has issues </text:p>
      <text:p text:style-name="Standard"><text:tab/><text:tab/>according to STAN and needs to fix issues before merging.</text:p>
      <text:p text:style-name="Standard"/>
      <text:list xml:id="list6816991008261243427" text:style-name="L2">
        <text:list-item>
          <text:p text:style-name="P3">Discussion items (30min)</text:p>
        </text:list-item>
      </text:list>
      <text:p text:style-name="Standard"><text:tab/><text:tab/></text:p>
      <text:p text:style-name="Standard"><text:tab/><text:tab/>Worked on branches/merging</text:p>
      <text:p text:style-name="Standard"/>
      <text:p text:style-name="Standard"><text:tab/>4. Outcomes and assignments (5 min) </text:p>
      <text:p text:style-name="Standard"/>
      <text:p text:style-name="Standard"><text:tab/><text:tab/>We all need to merge with master, Daniel needs to fix issues</text:p>
      <text:p text:style-name="Standard"/>
      <text:p text:style-name="Standard"/>
      <text:p text:style-name="Standard"><text:tab/>5. Wrap up</text:p>
      <text:p text:style-name="Standard"><text:s text:c="2"/><text:tab/> <text:s text:c="5"/></text:p>
      <text:list xml:id="list521393472747557021" text:style-name="L3">
        <text:list-item>
          <text:list>
            <text:list-item>
              <text:list>
                <text:list-item>
                  <text:p text:style-name="P4">Next meeting on wednesday in 6211 (room booked all day).</text:p>
                  <text:p text:style-name="P4"/>
                </text:list-item>
              </text:list>
            </text:list-item>
          </text:list>
        </text:list-item>
      </text:list>
      <text:p text:style-name="Standard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ers Bolin</meta:initial-creator>
    <meta:creation-date>2015-03-30T12:16:04.99</meta:creation-date>
    <dc:date>2015-05-20T15:20:31.13</dc:date>
    <dc:creator>Anders Bolin</dc:creator>
    <meta:editing-duration>PT13H23M6S</meta:editing-duration>
    <meta:editing-cycles>4</meta:editing-cycles>
    <meta:generator>OpenOffice/4.1.1$Win32 OpenOffice.org_project/411m6$Build-9775</meta:generator>
    <meta:printed-by>Anders Bolin</meta:printed-by>
    <meta:print-date>2015-05-20T15:20:26.78</meta:print-date>
    <meta:document-statistic meta:table-count="0" meta:image-count="0" meta:object-count="0" meta:page-count="1" meta:paragraph-count="20" meta:word-count="116" meta:character-count="744"/>
  </office:meta>
</office:document-meta>
</file>